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24-02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21-12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21-03-0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9-12-1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6-08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6-02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3-12-1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3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3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3-02-27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10-0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5-09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4-1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3-0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2-01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1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09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07-2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06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05-25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1-01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10-03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09-03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08-03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2007-08-09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198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9161082343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